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style="italic" style:font-style-asian="italic" style:font-style-complex="italic"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</office:automatic-styles>
  <office:body>
    <office:text>
      <text:p text:style-name="Text_20_body"><text:a xlink:type="simple" xlink:href="http://www.livescience.com/54409-wright-brothers-missing-patent-found.html" office:name=""><text:span text:style-name="Definition"><text:span text:style-name="T1">http://www.livescience.com/54409-wright-brothers-missing-patent-found.html</text:span></text:span></text:a></text:p>
      <text:h text:style-name="Heading_20_1" text:outline-level="1"><text:span text:style-name="T2">Lost</text:span><text:span text:style-name="T3"> </text:span><text:span text:style-name="T4">Wright</text:span><text:span text:style-name="T5"> </text:span><text:span text:style-name="T6">Brothers'</text:span><text:span text:style-name="T7"> </text:span><text:span text:style-name="T8">'Flying</text:span><text:span text:style-name="T9"> </text:span><text:span text:style-name="T10">Machine'</text:span><text:span text:style-name="T11"> </text:span><text:span text:style-name="T12">Patent</text:span><text:span text:style-name="T13"> </text:span><text:span text:style-name="T14">Resurfaces</text:span></text:h>
      <text:p text:style-name="First_20_paragraph">By Mindy Weisberger, Senior Writer</text:p>
      <text:p text:style-name="Text_20_body">Wright patent submitted 3/23/1903</text:p>
      <text:p text:style-name="Text_20_body">First Flight Dec. 17, 1903</text:p>
      <text:p text:style-name="Text_20_body">Patent granted 5/22/1906</text:p>
      <text:p text:style-name="Text_20_body">In 1978 NA lent the patent with pictures to the Smithsonian Air and Space.</text:p>
      <text:p text:style-name="Text_20_body">Archivists noted the patent was returned 1980, but it was unable to be found later, so it was added to the missing historical documents and files list.</text:p>
      <text:p text:style-name="Text_20_body">National archives have over 269 million pages in storage. Not hard to misplace things.</text:p>
      <text:p text:style-name="Text_20_body">Patent filed in the wrong spot and an Archival recovery program tracked it down after a targeted search.</text:p>
      <text:p text:style-name="Text_20_body">Patent will be exhibited starting May 20, 2016 to commemorate the 110th anniversary of receiving the patent.</text:p>
      <text:p text:style-name="Text_20_body"><text:a xlink:type="simple" xlink:href="http://www.archives.gov/press/press-releases/2016/nr16-52.html" office:name=""><text:span text:style-name="Definition"><text:span text:style-name="T15">http://www.archives.gov/press/press-releases/2016/nr16-52.html</text:span></text:span></text:a></text:p>
      <text:p text:style-name="Text_20_body"><text:a xlink:type="simple" xlink:href="https://www.aopa.org/news-and-media/all-news/2016/april/06/missing-wright-brothers-patent-file-found-will-be-displayed" office:name=""><text:span text:style-name="Definition"><text:span text:style-name="T16">https://www.aopa.org/news-and-media/all-news/2016/april/06/missing-wright-brothers-patent-file-found-will-be-displayed</text:span></text:span></text:a></text:p>
      <text:h text:style-name="Heading_20_1" text:outline-level="1"><text:span text:style-name="T17">FILE</text:span><text:span text:style-name="T18"> </text:span><text:span text:style-name="T19">FOUND</text:span></text:h>
      <text:h text:style-name="Heading_20_2" text:outline-level="2"><text:span text:style-name="T20">DOCUMENT</text:span><text:span text:style-name="T21"> </text:span><text:span text:style-name="T22">TO</text:span><text:span text:style-name="T23"> </text:span><text:span text:style-name="T24">BE</text:span><text:span text:style-name="T25"> </text:span><text:span text:style-name="T26">DISPLAYED</text:span><text:span text:style-name="T27"> </text:span><text:span text:style-name="T28">AT</text:span><text:span text:style-name="T29"> </text:span><text:span text:style-name="T30">THE</text:span><text:span text:style-name="T31"> </text:span><text:span text:style-name="T32">NATIONAL</text:span><text:span text:style-name="T33"> </text:span><text:span text:style-name="T34">ARCHIVES</text:span><text:span text:style-name="T35"> </text:span><text:span text:style-name="T36">MUSEUM</text:span></text:h>
      <text:p text:style-name="First_20_paragraph"><text:a xlink:type="simple" xlink:href="http://www.archives.gov/research/recover/" office:name=""><text:span text:style-name="Definition"><text:span text:style-name="T37">http://www.archives.gov/research/recover/</text:span></text:span></text:a></text:p>
      <text:h text:style-name="Heading_20_1" text:outline-level="1"><text:span text:style-name="T38">Help</text:span><text:span text:style-name="T39"> </text:span><text:span text:style-name="T40">the</text:span><text:span text:style-name="T41"> </text:span><text:span text:style-name="T42">National</text:span><text:span text:style-name="T43"> </text:span><text:span text:style-name="T44">Archives</text:span><text:span text:style-name="T45"> </text:span><text:span text:style-name="T46">Recover</text:span><text:span text:style-name="T47"> </text:span><text:span text:style-name="T48">Lost</text:span><text:span text:style-name="T49"> </text:span><text:span text:style-name="T50">and</text:span><text:span text:style-name="T51"> </text:span><text:span text:style-name="T52">Stolen</text:span><text:span text:style-name="T53"> </text:span><text:span text:style-name="T54">Documents</text:span></text:h>
      <text:p text:style-name="First_20_paragraph"><text:a xlink:type="simple" xlink:href="http://www.smithsonianmag.com/smart-news/after-36-years-archivists-finally-found-wright-brothers-airplane-patent-180958649/" office:name=""><text:span text:style-name="Definition"><text:span text:style-name="T55">http://www.smithsonianmag.com/smart-news/after-36-years-archivists-finally-found-wright-brothers-airplane-patent-180958649/</text:span></text:span></text:a></text:p>
      <text:p text:style-name="Text_20_body">After 36 Years, Archivists Finally Found the Wright Brothers’ Airplane Patent</text:p>
      <text:p text:style-name="Text_20_body"><text:a xlink:type="simple" xlink:href="https://www.archives.gov/publications/prologue/2016/summer/archivist.html" office:name=""><text:span text:style-name="Definition"><text:span text:style-name="T56">https://www.archives.gov/publications/prologue/2016/summer/archivist.html</text:span></text:span></text:a></text:p>
      <text:h text:style-name="Heading_20_3" text:outline-level="3"><text:span text:style-name="T57">Tracking</text:span><text:span text:style-name="T58"> </text:span><text:span text:style-name="T59">Down</text:span><text:span text:style-name="T60"> </text:span><text:span text:style-name="T61">Missing</text:span><text:span text:style-name="T62"> </text:span><text:span text:style-name="T63">Records</text:span></text:h>
      <text:p text:style-name="First_20_paragraph"><text:a xlink:type="simple" xlink:href="http://newsfeed.time.com/2012/10/31/where-have-the-missing-historical-treasures-from-the-national-archives-gone/" office:name=""><text:span text:style-name="Definition"><text:span text:style-name="T64">http://newsfeed.time.com/2012/10/31/where-have-the-missing-historical-treasures-from-the-national-archives-gone/</text:span></text:span></text:a></text:p>
      <text:h text:style-name="Heading_20_1" text:outline-level="1"><text:span text:style-name="T65">Thousands</text:span><text:span text:style-name="T66"> </text:span><text:span text:style-name="T67">of</text:span><text:span text:style-name="T68"> </text:span><text:span text:style-name="T69">Historical</text:span><text:span text:style-name="T70"> </text:span><text:span text:style-name="T71">Treasures</text:span><text:span text:style-name="T72"> </text:span><text:span text:style-name="T73">Missing</text:span><text:span text:style-name="T74"> </text:span><text:span text:style-name="T75">from</text:span><text:span text:style-name="T76"> </text:span><text:span text:style-name="T77">National</text:span><text:span text:style-name="T78"> </text:span><text:span text:style-name="T79">Archives</text:span></text:h>
      <text:p text:style-name="First_20_paragraph"><text:a xlink:type="simple" xlink:href="http://www.cbsnews.com/videos/national-archives-treasures-targeted-by-thieves/?lumiereId=50134049&amp;videoId=67877c3a-8bdf-11e2-9400-029118418759&amp;cbsId=50134049&amp;site=cbsnews" office:name=""><text:span text:style-name="Definition"><text:span text:style-name="T80">http://www.cbsnews.com/videos/national-archives-treasures-targeted-by-thieves/?lumiereId=50134049&amp;videoId=67877c3a-8bdf-11e2-9400-029118418759&amp;cbsId=50134049&amp;site=cbsnews</text:span></text:span></text:a></text:p>
      <text:p text:style-name="Text_20_body">60 minutes National Treasure archives targeted by thieves.</text:p>
      <text:p text:style-name="Text_20_body"><text:a xlink:type="simple" xlink:href="http://content.time.com/time/nation/article/0,8599,1900055,00.html" office:name=""><text:span text:style-name="Definition"><text:span text:style-name="T81">http://content.time.com/time/nation/article/0,8599,1900055,00.html</text:span></text:span></text:a></text:p>
      <text:p text:style-name="Text_20_body">A Brief History of the National Archives</text:p>
      <text:p text:style-name="Text_20_body"><text:a xlink:type="simple" xlink:href="http://content.time.com/time/nation/article/0,8599,1572378,00.html" office:name=""><text:span text:style-name="Definition"><text:span text:style-name="T82">http://content.time.com/time/nation/article/0,8599,1572378,00.html</text:span></text:span></text:a></text:p>
      <text:p text:style-name="Text_20_body">On the Trail of Pilfered history.</text:p>
      <text:p text:style-name="Text_20_body"><text:a xlink:type="simple" xlink:href="http://www.archives.gov/research/notices/new-security-procedures.html" office:name=""><text:span text:style-name="Definition"><text:span text:style-name="T83">http://www.archives.gov/research/notices/new-security-procedures.html</text:span></text:span></text:a></text:p>
      <text:h text:style-name="Heading_20_1" text:outline-level="1">The National Archives Increases Security in the Washington, DC Area</text:h>
      <text:p text:style-name="First_20_paragraph"><text:a xlink:type="simple" xlink:href="https://www.archives.gov/about/history/building.html" office:name=""><text:span text:style-name="Definition"><text:span text:style-name="T84">https://www.archives.gov/about/history/building.html</text:span></text:span></text:a></text:p>
      <text:p text:style-name="Text_20_body"><text:a xlink:type="simple" xlink:href="http://www.archives.gov/oig/pdf/2008/audit-report-08-01.pdf" office:name=""><text:span text:style-name="Definition"><text:span text:style-name="T85">http://www.archives.gov/oig/pdf/2008/audit-report-08-01.pdf</text:span></text:span></text:a></text:p>
      <text:p text:style-name="Text_20_body"><text:a xlink:type="simple" xlink:href="http://www.uwyo.edu/ahc/_files/uw-archives/records-mgt.pdf" office:name=""><text:span text:style-name="Definition"><text:span text:style-name="T86">http://www.uwyo.edu/ahc/_files/uw-archives/records-mgt.pdf</text:span></text:span></text:a></text:p>
      <text:p text:style-name="Text_20_body">The purpose of an archives is to preserve artefacts and documents deemed important (definition of archives).</text:p>
      <text:p text:style-name="Text_20_body">So what do we do whenever things are stolen from the archives or are misplaced. They’re unable to preserve, and they’re in a sense failing at their job (word this different)</text:p>
      <text:p text:style-name="Text_20_body">Is the NARA overwhelmed? Should they be turning down or deaccessioning items that are in their possession.</text:p>
      <text:p text:style-name="Text_20_body">How do you manage so many materials?</text:p>
      <text:p text:style-name="Text_20_body">American Heritage Center example from class. Too many things to protect and preserve.</text:p>
      <text:p text:style-name="Text_20_body"><text:a xlink:type="simple" xlink:href="https://www.archives.gov/press/press-releases/2012/nr12-133.html" office:name=""><text:span text:style-name="Definition"><text:span text:style-name="T87">https://www.archives.gov/press/press-releases/2012/nr12-133.html</text:span></text:span></text:a></text:p>
      <text:p text:style-name="Text_20_body">Barry Landau 7 yrs for thefts</text:p>
      <text:p text:style-name="Text_20_body">60 mins special on national archives thefts</text:p>
      <text:p text:style-name="Text_20_body"><text:a xlink:type="simple" xlink:href="https://www.youtube.com/watch?v=EJ9D0kfRYW0" office:name=""><text:span text:style-name="Definition"><text:span text:style-name="T88">https://www.youtube.com/watch?v=EJ9D0kfRYW0</text:span></text:span></text:a></text:p>
      <text:p text:style-name="Text_20_body">Archivist ethics</text:p>
      <text:p text:style-name="Text_20_body"><text:a xlink:type="simple" xlink:href="http://www.archives.gov/preservation/professionals/archivist-code.html" office:name=""><text:span text:style-name="Definition"><text:span text:style-name="T89">http://www.archives.gov/preservation/professionals/archivist-code.html</text:span></text:span></text:a></text:p>
      <text:p text:style-name="Text_20_body">List of missing artefacts</text:p>
      <text:p text:style-name="Text_20_body"><text:a xlink:type="simple" xlink:href="http://www.archives.gov/research/recover/missing-documents.html" office:name=""><text:span text:style-name="Definition"><text:span text:style-name="T90">http://www.archives.gov/research/recover/missing-documents.html</text:span></text:span></text:a></text:p>
      <text:p text:style-name="Text_20_body"><text:a xlink:type="simple" xlink:href="https://www.washingtonpost.com/local/lost-plans-for-wright-brothers-flying-machine-found-after-36-years/2016/04/02/e526fd56-f6b2-11e5-9804-537defcc3cf6_story.html" office:name=""><text:span text:style-name="Definition"><text:span text:style-name="T91">https://www.washingtonpost.com/local/lost-plans-for-wright-brothers-flying-machine-found-after-36-years/2016/04/02/e526fd56-f6b2-11e5-9804-537defcc3cf6_story.html</text:span></text:span></text:a></text:p>
      <text:p text:style-name="Text_20_body"><text:a xlink:type="simple" xlink:href="https://www.washingtonpost.com/local/lost-plans-for-wright-brothers-flying-machine-found-after-36-years/2016/04/02/e526fd56-f6b2-11e5-9804-537defcc3cf6_story.html?tid=sm_tw" office:name=""><text:span text:style-name="Definition"><text:span text:style-name="T92">https://www.washingtonpost.com/local/lost-plans-for-wright-brothers-flying-machine-found-after-36-years/2016/04/02/e526fd56-f6b2-11e5-9804-537defcc3cf6_story.html?tid=sm_t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